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17.59cm" style:rel-column-width="65535*"/>
    </style:style>
    <style:style style:name="Table6.A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17.59cm" style:rel-column-width="65535*"/>
    </style:style>
    <style:style style:name="Table4.A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17.59cm" style:rel-column-width="65535*"/>
    </style:style>
    <style:style style:name="Table5.A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17.59cm" style:rel-column-width="65535*"/>
    </style:style>
    <style:style style:name="Table7.A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0pt" officeooo:rsid="001b77cb" officeooo:paragraph-rsid="001b77cb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b77cb" officeooo:paragraph-rsid="001b77cb" style:font-size-asian="12.25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fo:font-weight="bold" officeooo:rsid="001b77cb" officeooo:paragraph-rsid="001b77cb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Mono" fo:font-size="14pt" officeooo:rsid="001b77cb" officeooo:paragraph-rsid="001b77cb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Liberation Mono" fo:font-size="14pt" officeooo:rsid="001b77cb" officeooo:paragraph-rsid="001fa6a5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Liberation Mono" fo:font-size="14pt" officeooo:rsid="001b77cb" officeooo:paragraph-rsid="0034f22e" style:font-size-asian="12.25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fo:font-size="14pt" fo:font-weight="bold" officeooo:rsid="001b77cb" officeooo:paragraph-rsid="001b77cb" style:font-size-asian="12.25pt" style:font-weight-asian="bold" style:font-size-complex="1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Mono" fo:font-size="14pt" fo:font-weight="bold" officeooo:rsid="001b77cb" officeooo:paragraph-rsid="0034f22e" style:font-size-asian="12.25pt" style:font-weight-asian="bold" style:font-size-complex="1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Mono" fo:font-size="14pt" fo:font-weight="bold" officeooo:rsid="001cdd6b" officeooo:paragraph-rsid="001cdd6b" style:font-size-asian="12.25pt" style:font-weight-asian="bold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Mono" fo:font-size="14pt" fo:font-weight="bold" officeooo:rsid="001e26f5" officeooo:paragraph-rsid="001e26f5" style:font-size-asian="12.25pt" style:font-weight-asian="bold" style:font-size-complex="14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fo:font-size="14pt" fo:font-weight="bold" officeooo:rsid="001e26f5" officeooo:paragraph-rsid="001fa6a5" style:font-size-asian="12.25pt" style:font-weight-asian="bold" style:font-size-complex="14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fo:font-size="12pt" fo:font-weight="normal" officeooo:rsid="001b77cb" officeooo:paragraph-rsid="001b77cb" style:font-size-asian="12pt" style:font-weight-asian="normal" style:font-size-complex="12pt" style:font-weight-complex="normal"/>
    </style:style>
    <style:style style:name="P13" style:family="paragraph" style:parent-style-name="Standard">
      <style:text-properties officeooo:paragraph-rsid="001fa6a5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1b77cb" officeooo:paragraph-rsid="001b77cb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34f22e" officeooo:paragraph-rsid="0034f22e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fo:font-size="12pt" officeooo:rsid="001cdd6b" officeooo:paragraph-rsid="001cdd6b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size="14pt" officeooo:rsid="001e26f5" officeooo:paragraph-rsid="001e26f5" style:font-size-asian="12.25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fo:font-size="14pt" officeooo:rsid="001fa6a5" officeooo:paragraph-rsid="001fa6a5" style:font-size-asian="12.25pt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Liberation Mono" fo:font-size="14pt" officeooo:rsid="001b77cb" officeooo:paragraph-rsid="001b77cb" style:font-size-asian="12.25pt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Liberation Mono" fo:font-size="14pt" officeooo:rsid="001b77cb" officeooo:paragraph-rsid="0037a270" style:font-size-asian="12.25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37a270" officeooo:paragraph-rsid="0037a270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Mono" fo:font-size="12pt" fo:font-weight="normal" officeooo:rsid="001b77cb" officeooo:paragraph-rsid="0037a270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Liberation Mono" fo:font-size="14pt" fo:font-weight="bold" officeooo:rsid="001b77cb" officeooo:paragraph-rsid="0037a270" style:font-size-asian="12.25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Liberation Mono"/>
    </style:style>
    <style:style style:name="T3" style:family="text">
      <style:text-properties officeooo:rsid="001fa6a5"/>
    </style:style>
    <style:style style:name="T4" style:family="text">
      <style:text-properties officeooo:rsid="0034f22e"/>
    </style:style>
    <style:style style:name="T5" style:family="text">
      <style:text-properties officeooo:rsid="0037a2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penv Commands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14">Init new virtualenv, in the <text:span text:style-name="T1">current workin directory</text:span></text:p>
          </table:table-cell>
        </table:table-row>
        <table:table-row>
          <table:table-cell table:style-name="Table1.A2" office:value-type="string">
            <text:p text:style-name="P3"><text:span text:style-name="T2">pipenv shell</text:span> </text:p>
          </table:table-cell>
        </table:table-row>
      </table:table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14">Init new virtualenv with specific python version. If current venv exists remove it with </text:p>
            <text:p text:style-name="P12">pipenv --rm</text:p>
          </table:table-cell>
        </table:table-row>
        <table:table-row>
          <table:table-cell table:style-name="Table2.A2" office:value-type="string">
            <text:p text:style-name="P7">pipenv install --python 3.x</text:p>
          </table:table-cell>
        </table:table-row>
      </table:table>
      <text:p text:style-name="P4"/>
      <text:p text:style-name="P20"/>
      <table:table table:name="Table7" table:style-name="Table7">
        <table:table-column table:style-name="Table7.A"/>
        <table:table-row>
          <table:table-cell table:style-name="Table7.A1" office:value-type="string">
            <text:p text:style-name="P21">Install development package</text:p>
            <text:p text:style-name="P22">pipenv –<text:span text:style-name="T5">dev package</text:span></text:p>
          </table:table-cell>
        </table:table-row>
        <table:table-row>
          <table:table-cell table:style-name="Table7.A2" office:value-type="string">
            <text:p text:style-name="P23">pipenv install –<text:span text:style-name="T5">dev &lt;package&gt;</text:span></text:p>
          </table:table-cell>
        </table:table-row>
      </table:table>
      <text:p text:style-name="P20"/>
      <table:table table:name="Table6" table:style-name="Table6">
        <table:table-column table:style-name="Table6.A"/>
        <table:table-row>
          <table:table-cell table:style-name="Table6.A1" office:value-type="string">
            <text:p text:style-name="P15">Uninstall package</text:p>
          </table:table-cell>
        </table:table-row>
        <table:table-row>
          <table:table-cell table:style-name="Table6.A2" office:value-type="string">
            <text:p text:style-name="P8">pipenv <text:span text:style-name="T4">un</text:span>install --<text:span text:style-name="T4">pandas</text:span></text:p>
          </table:table-cell>
        </table:table-row>
      </table:table>
      <text:p text:style-name="P6"/>
      <table:table table:name="Table3" table:style-name="Table3">
        <table:table-column table:style-name="Table3.A"/>
        <table:table-row>
          <table:table-cell table:style-name="Table3.A1" office:value-type="string">
            <text:p text:style-name="P16">Check python version</text:p>
          </table:table-cell>
        </table:table-row>
        <table:table-row>
          <table:table-cell table:style-name="Table3.A2" office:value-type="string">
            <text:p text:style-name="P9">python --version</text:p>
          </table:table-cell>
        </table:table-row>
      </table:table>
      <text:p text:style-name="P4"/>
      <table:table table:name="Table4" table:style-name="Table4">
        <table:table-column table:style-name="Table4.A"/>
        <table:table-row>
          <table:table-cell table:style-name="Table4.A1" office:value-type="string">
            <text:p text:style-name="P17">Remove existing pipenv venv</text:p>
          </table:table-cell>
        </table:table-row>
        <table:table-row>
          <table:table-cell table:style-name="Table4.A2" office:value-type="string">
            <text:p text:style-name="P10">pipenv --rm</text:p>
          </table:table-cell>
        </table:table-row>
      </table:table>
      <text:p text:style-name="P4"/>
      <text:p text:style-name="P5"/>
      <table:table table:name="Table5" table:style-name="Table5">
        <table:table-column table:style-name="Table5.A"/>
        <table:table-row>
          <table:table-cell table:style-name="Table5.A1" office:value-type="string">
            <text:p text:style-name="P18">Check pipenv project setup location path</text:p>
          </table:table-cell>
        </table:table-row>
        <table:table-row>
          <table:table-cell table:style-name="Table5.A2" office:value-type="string">
            <text:p text:style-name="P11">pipenv --<text:span text:style-name="T3">py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09:30:54.055605455</meta:creation-date>
    <dc:date>2023-03-02T17:21:29.140258222</dc:date>
    <meta:editing-duration>PT12H48M34S</meta:editing-duration>
    <meta:editing-cycles>7</meta:editing-cycles>
    <meta:generator>LibreOffice/7.3.7.2$Linux_X86_64 LibreOffice_project/30$Build-2</meta:generator>
    <meta:document-statistic meta:table-count="7" meta:image-count="0" meta:object-count="0" meta:page-count="1" meta:paragraph-count="17" meta:word-count="72" meta:character-count="448" meta:non-whitespace-character-count="397"/>
  </office:meta>
</office:document-meta>
</file>